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7b07" officeooo:paragraph-rsid="00127b07"/>
    </style:style>
    <style:style style:name="P2" style:family="paragraph" style:parent-style-name="Standard" style:list-style-name="L1">
      <style:text-properties officeooo:rsid="00127b07" officeooo:paragraph-rsid="00139697"/>
    </style:style>
    <style:style style:name="T1" style:family="text">
      <style:text-properties officeooo:rsid="00139697" fo:background-color="#ffff00"/>
    </style:style>
    <style:style style:name="T2" style:family="text">
      <style:text-properties officeooo:rsid="00139697"/>
    </style:style>
    <style:style style:name="T3" style:family="text">
      <style:text-properties officeooo:rsid="00139697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337362099664264" text:style-name="L1">
        <text:list-item>
          <text:p text:style-name="P2"><text:span text:style-name="T1">Presentation</text:span></text:p>
        </text:list-item>
        <text:list-item>
          <text:p text:style-name="P2"><text:span text:style-name="T1">Web Site on VM</text:span></text:p>
        </text:list-item>
        <text:list-item>
          <text:p text:style-name="P2"><text:span text:style-name="T1">News from Marko code :)</text:span><text:span text:style-name="T3"> (you worked a lot!!!!)</text:span></text:p>
        </text:list-item>
        <text:list-item>
          <text:p text:style-name="P2"><text:span text:style-name="T1">News from Customer</text:span><text:span text:style-name="T3"> (sorry, I had not enough time to write the summary...untill tomorrow I'll provide it to you)</text:span></text:p>
        </text:list-item>
        <text:list-item>
          <text:p text:style-name="P2"><text:span text:style-name="T1">Discuss about customer proposal</text:span></text:p>
        </text:list-item>
        <text:list-item>
          <text:p text:style-name="P2"><text:span text:style-name="T1">Math Engine and Calculations → What is the status?</text:span></text:p>
        </text:list-item>
        <text:list-item>
          <text:p text:style-name="P1">Next tasks</text:p>
        </text:list-item>
        <text:list-item>
          <text:p text:style-name="P1">Quesiton ?? Suggestions?? proposals ?? :-)</text:p>
        </text:list-item>
        <text:list-item>
          <text:p text:style-name="P2"><text:span text:style-name="T2">Seriously...YOU WORKED A LOT!!! :-) </text:span><text:span text:style-name="T1">WELL DONE</text:span><text:span text:style-name="T2">!!! :-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4:58:09.15</meta:creation-date>
    <meta:generator>LibreOffice/4.0.5.2$Windows_x86 LibreOffice_project/5464147a081647a250913f19c0715bca595af2f</meta:generator>
    <dc:date>2013-11-28T17:49:55.14</dc:date>
    <meta:editing-duration>P0D</meta:editing-duration>
    <meta:editing-cycles>2</meta:editing-cycles>
    <meta:document-statistic meta:table-count="0" meta:image-count="0" meta:object-count="0" meta:page-count="1" meta:paragraph-count="9" meta:word-count="71" meta:character-count="386" meta:non-whitespace-character-count="333"/>
  </office:meta>
</office:document-meta>
</file>